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3.1833in"/>
    </style:style>
    <style:style style:name="Table1.C" style:family="table-column">
      <style:table-column-properties style:column-width="1.6896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46e6e4" officeooo:paragraph-rsid="0146e6e4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46e6e4" officeooo:paragraph-rsid="0146e6e4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19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0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Text_20_body">
      <style:paragraph-properties fo:line-height="100%" fo:text-align="start" style:justify-single-word="false"/>
      <style:text-properties fo:color="#000000" style:font-name="Liberation Sans1" fo:font-size="10pt" fo:language="en" fo:country="US" fo:font-style="normal" style:text-underline-style="none" fo:font-weight="normal" officeooo:rsid="001bb431" officeooo:paragraph-rsid="014c774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a2044" style:font-size-asian="9pt" style:font-weight-asian="normal" style:font-size-complex="9pt" style:font-weight-complex="normal"/>
    </style:style>
    <style:style style:name="P25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46e6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company.party.name&gt;</text:placeholder></text:p>
      <text:p text:style-name="P21">RESUMEN DE <text:span text:style-name="T6">PAGOS</text:span></text:p>
      <text:p text:style-name="P4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Fecha</text:p>
          </table:table-cell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9">Factura</text:p>
          </table:table-cell>
          <table:table-cell table:style-name="Table1.A1" office:value-type="string">
            <text:p text:style-name="P8">Total</text:p>
          </table:table-cell>
          <table:table-cell table:style-name="Table1.A1" office:value-type="string">
            <text:p text:style-name="P8">Pago</text:p>
          </table:table-cell>
        </table:table-row>
        <table:table-row>
          <table:table-cell table:style-name="Table1.A2" office:value-type="string">
            <text:p text:style-name="P16"><text:placeholder text:placeholder-type="text">&lt;for each="payment in payments"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4"><text:placeholder text:placeholder-type="text">&lt;if test="payment.sale.days &gt; 0"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3"><text:placeholder text:placeholder-type="text">&lt;payment.date&gt;</text:placeholder> </text:p>
            <text:p text:style-name="P23"/>
          </table:table-cell>
          <table:table-cell table:style-name="Table1.A2" office:value-type="string">
            <text:p text:style-name="P10"><text:placeholder text:placeholder-type="text">&lt;payment.sale.party.name&gt;</text:placeholder></text:p>
          </table:table-cell>
          <table:table-cell table:style-name="Table1.A2" office:value-type="string">
            <text:p text:style-name="P11"><text:placeholder text:placeholder-type="text">&lt;payment.sale.description&gt;</text:placeholder></text:p>
          </table:table-cell>
          <table:table-cell table:style-name="Table1.A2" office:value-type="string">
            <text:p text:style-name="P12"><text:placeholder text:placeholder-type="text">&lt;format_currency(payment.sale.total_amount, payment.sale.party.lang, currency=payment.sale.currency)&gt;</text:placeholder></text:p>
          </table:table-cell>
          <table:table-cell table:style-name="Table1.A2" office:value-type="string">
            <text:p text:style-name="P13"><text:placeholder text:placeholder-type="text">&lt;format_currency(payment.amount, payment.sale.party.lang, currency=payment.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if&gt;</text:placeholder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0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<text:placeholder text:placeholder-type="text">&lt;format_currency(total_pagos, company.party.lang, currency=company.currency)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20" meta:word-count="45" meta:character-count="551" meta:non-whitespace-character-count="524"/>
    <meta:user-defined meta:name="Info 1"/>
    <meta:user-defined meta:name="Info 2"/>
    <meta:user-defined meta:name="Info 3"/>
    <meta:user-defined meta:name="Info 4"/>
  </office:meta>
</office:document-meta>
</file>